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yPanel.BuyPanel( String id , String us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np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yPanel.onSubm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yPanel.getAccoun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yPane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